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alter Riley Wolfe</text:p>
      <text:p text:style-name="Standard"/>
      <text:p text:style-name="Standard">Capstone Project: Game Development in Rust with OpenGL</text:p>
      <text:p text:style-name="Standard"/>
      <text:p text:style-name="Standard">The project is to create a new 2 dimensional Game from the ground up using OpenGL and the rust programing language. <text:s/>The game will be centered on real time combat simulated and rendered on a local machine in real time. <text:s/>The “game engine” will be built from the ground up in rust with OpenGL. <text:tab/></text:p>
      <text:p text:style-name="Standard">As part of <text:s/>this project is adjusting to the challenges in writing game code in rust rather than traditional languages such as the C based family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lter  Wolfe</meta:initial-creator>
    <meta:creation-date>2015-02-19T00:59:12.07</meta:creation-date>
    <meta:document-statistic meta:table-count="0" meta:image-count="0" meta:object-count="0" meta:page-count="1" meta:paragraph-count="4" meta:word-count="92" meta:character-count="513"/>
    <dc:date>2015-02-19T01:20:52.74</dc:date>
    <dc:creator>Walter  Wolfe</dc:creator>
    <meta:editing-duration>PT6M19S</meta:editing-duration>
    <meta:editing-cycles>1</meta:editing-cycles>
    <meta:generator>OpenOffice.org/3.3$Win32 OpenOffice.org_project/330m20$Build-9567</meta:generator>
  </office:meta>
</office:document-meta>
</file>